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8c37be" officeooo:paragraph-rsid="00d593e5"/>
    </style:style>
    <style:style style:name="P2" style:family="paragraph" style:parent-style-name="Standard">
      <style:text-properties officeooo:rsid="008c37be" officeooo:paragraph-rsid="00d6972a"/>
    </style:style>
    <style:style style:name="P3" style:family="paragraph" style:parent-style-name="Standard">
      <style:text-properties officeooo:rsid="008c37be" officeooo:paragraph-rsid="00d71a16"/>
    </style:style>
    <style:style style:name="P4" style:family="paragraph" style:parent-style-name="Standard">
      <style:text-properties officeooo:rsid="008c37be" officeooo:paragraph-rsid="00da3725"/>
    </style:style>
    <style:style style:name="P5" style:family="paragraph" style:parent-style-name="Standard">
      <style:text-properties officeooo:rsid="008e6f5c" officeooo:paragraph-rsid="00916dd3"/>
    </style:style>
    <style:style style:name="P6" style:family="paragraph" style:parent-style-name="Standard">
      <style:text-properties officeooo:rsid="008e6f5c" officeooo:paragraph-rsid="00d51843"/>
    </style:style>
    <style:style style:name="P7" style:family="paragraph" style:parent-style-name="Standard">
      <style:text-properties officeooo:rsid="008e6f5c" officeooo:paragraph-rsid="00da3725"/>
    </style:style>
    <style:style style:name="P8" style:family="paragraph" style:parent-style-name="Standard">
      <style:text-properties fo:font-weight="normal" officeooo:rsid="008d5cae" officeooo:paragraph-rsid="00b019ca" style:font-weight-asian="normal" style:font-weight-complex="normal"/>
    </style:style>
    <style:style style:name="P9" style:family="paragraph" style:parent-style-name="Standard">
      <style:text-properties fo:font-weight="normal" officeooo:rsid="0090eb0b" officeooo:paragraph-rsid="00916dd3" style:font-weight-asian="normal" style:font-weight-complex="normal"/>
    </style:style>
    <style:style style:name="P10" style:family="paragraph" style:parent-style-name="Standard">
      <style:text-properties fo:font-weight="normal" officeooo:rsid="00c3da84" officeooo:paragraph-rsid="00c3da84" style:font-weight-asian="normal" style:font-weight-complex="normal"/>
    </style:style>
    <style:style style:name="P11" style:family="paragraph" style:parent-style-name="Standard">
      <style:text-properties fo:font-weight="normal" officeooo:rsid="00d4bbcc" officeooo:paragraph-rsid="00d71a16" style:font-weight-asian="normal" style:font-weight-complex="normal"/>
    </style:style>
    <style:style style:name="P12" style:family="paragraph" style:parent-style-name="Standard">
      <style:text-properties fo:font-weight="normal" officeooo:rsid="009a82c0" officeooo:paragraph-rsid="00d593e5" style:font-weight-asian="normal" style:font-weight-complex="normal"/>
    </style:style>
    <style:style style:name="P13" style:family="paragraph" style:parent-style-name="Standard">
      <style:text-properties fo:font-weight="normal" officeooo:rsid="009603d8" officeooo:paragraph-rsid="00d51843" style:font-weight-asian="normal" style:font-weight-complex="normal"/>
    </style:style>
    <style:style style:name="P14" style:family="paragraph" style:parent-style-name="Standard">
      <style:text-properties fo:font-weight="normal" officeooo:rsid="00936e04" officeooo:paragraph-rsid="009f1168" style:font-weight-asian="normal" style:font-weight-complex="normal"/>
    </style:style>
    <style:style style:name="P15" style:family="paragraph" style:parent-style-name="Standard">
      <style:text-properties officeooo:rsid="00c51dcb" officeooo:paragraph-rsid="00c51dcb"/>
    </style:style>
    <style:style style:name="P16" style:family="paragraph" style:parent-style-name="Standard">
      <style:text-properties officeooo:rsid="00913033" officeooo:paragraph-rsid="00d71a16"/>
    </style:style>
    <style:style style:name="P17" style:family="paragraph" style:parent-style-name="Text_20_body">
      <style:text-properties officeooo:rsid="00e0f513" officeooo:paragraph-rsid="00e45135"/>
    </style:style>
    <style:style style:name="P18" style:family="paragraph" style:parent-style-name="Text_20_body">
      <style:text-properties officeooo:rsid="00f441a0" officeooo:paragraph-rsid="00f441a0"/>
    </style:style>
    <style:style style:name="P19" style:family="paragraph" style:parent-style-name="Text_20_body">
      <style:text-properties fo:font-weight="bold" officeooo:rsid="00f441a0" officeooo:paragraph-rsid="00f441a0" style:font-weight-asian="bold" style:font-weight-complex="bold"/>
    </style:style>
    <style:style style:name="P20" style:family="paragraph" style:parent-style-name="Text_20_body">
      <style:text-properties officeooo:rsid="00f5b469" officeooo:paragraph-rsid="00fb33b4"/>
    </style:style>
    <style:style style:name="P21" style:family="paragraph" style:parent-style-name="Text_20_body">
      <style:text-properties officeooo:rsid="00f5b469" officeooo:paragraph-rsid="011ed64f"/>
    </style:style>
    <style:style style:name="P22" style:family="paragraph" style:parent-style-name="Text_20_body">
      <style:text-properties officeooo:rsid="00f5b469" officeooo:paragraph-rsid="0135c30f"/>
    </style:style>
    <style:style style:name="P23" style:family="paragraph" style:parent-style-name="Text_20_body">
      <style:text-properties officeooo:rsid="00f5b469" officeooo:paragraph-rsid="01402b07"/>
    </style:style>
    <style:style style:name="P24" style:family="paragraph" style:parent-style-name="Text_20_body">
      <style:text-properties officeooo:rsid="00fb33b4" officeooo:paragraph-rsid="00fb33b4"/>
    </style:style>
    <style:style style:name="P25" style:family="paragraph" style:parent-style-name="Text_20_body">
      <style:text-properties officeooo:rsid="01209a8c" officeooo:paragraph-rsid="0133fb9b"/>
    </style:style>
    <style:style style:name="P26" style:family="paragraph" style:parent-style-name="Text_20_body">
      <style:text-properties officeooo:rsid="01209a8c" officeooo:paragraph-rsid="013cc507"/>
    </style:style>
    <style:style style:name="P27" style:family="paragraph" style:parent-style-name="Text_20_body">
      <style:text-properties officeooo:rsid="01209a8c" officeooo:paragraph-rsid="014095c8"/>
    </style:style>
    <style:style style:name="P28" style:family="paragraph" style:parent-style-name="Text_20_body">
      <style:text-properties officeooo:rsid="00f9043f" officeooo:paragraph-rsid="011f69a1"/>
    </style:style>
    <style:style style:name="P29" style:family="paragraph" style:parent-style-name="Text_20_body">
      <style:text-properties officeooo:rsid="00f9043f" officeooo:paragraph-rsid="01086b0b"/>
    </style:style>
    <style:style style:name="P30" style:family="paragraph" style:parent-style-name="Text_20_body">
      <style:text-properties officeooo:rsid="00f9043f" officeooo:paragraph-rsid="010750b0"/>
    </style:style>
    <style:style style:name="P31" style:family="paragraph" style:parent-style-name="Text_20_body">
      <style:text-properties officeooo:rsid="00f9043f" officeooo:paragraph-rsid="00fb8978"/>
    </style:style>
    <style:style style:name="P32" style:family="paragraph" style:parent-style-name="Text_20_body">
      <style:text-properties officeooo:rsid="00f9043f" officeooo:paragraph-rsid="0135c30f"/>
    </style:style>
    <style:style style:name="P33" style:family="paragraph" style:parent-style-name="Text_20_body">
      <style:text-properties officeooo:rsid="00f9043f" officeooo:paragraph-rsid="014014b0"/>
    </style:style>
    <style:style style:name="P34" style:family="paragraph" style:parent-style-name="Text_20_body">
      <style:text-properties officeooo:rsid="010b4fc6" officeooo:paragraph-rsid="011ed64f"/>
    </style:style>
    <style:style style:name="P35" style:family="paragraph" style:parent-style-name="Text_20_body">
      <style:text-properties officeooo:rsid="010b4fc6" officeooo:paragraph-rsid="010c1030"/>
    </style:style>
    <style:style style:name="P36" style:family="paragraph" style:parent-style-name="Text_20_body">
      <style:text-properties officeooo:rsid="01393f0d" officeooo:paragraph-rsid="01393f0d"/>
    </style:style>
    <style:style style:name="P37" style:family="paragraph" style:parent-style-name="Text_20_body">
      <style:text-properties officeooo:rsid="01411821" officeooo:paragraph-rsid="01411821"/>
    </style:style>
    <style:style style:name="P38" style:family="paragraph" style:parent-style-name="Text_20_body">
      <style:text-properties officeooo:rsid="0132a1d4" officeooo:paragraph-rsid="0133fb9b"/>
    </style:style>
    <style:style style:name="P39" style:family="paragraph" style:parent-style-name="Text_20_body">
      <style:text-properties officeooo:rsid="01421cc9" officeooo:paragraph-rsid="01421cc9"/>
    </style:style>
    <style:style style:name="P40" style:family="paragraph" style:parent-style-name="Text_20_body">
      <style:text-properties fo:font-style="normal" officeooo:rsid="00e9e026" officeooo:paragraph-rsid="00e45135" style:font-style-asian="normal" style:font-style-complex="normal"/>
    </style:style>
    <style:style style:name="P41" style:family="paragraph" style:parent-style-name="Subtitle">
      <style:text-properties officeooo:paragraph-rsid="0144e67a"/>
    </style:style>
    <style:style style:name="P42" style:family="paragraph" style:parent-style-name="Text_20_body">
      <style:text-properties fo:font-size="16pt" officeooo:rsid="00f1e2e1" officeooo:paragraph-rsid="0144e67a" style:font-size-asian="16pt" style:font-size-complex="16pt"/>
    </style:style>
    <style:style style:name="P43" style:family="paragraph" style:parent-style-name="Text_20_body">
      <style:text-properties officeooo:rsid="00f9043f" officeooo:paragraph-rsid="01402b07"/>
    </style:style>
    <style:style style:name="P44" style:family="paragraph" style:parent-style-name="Subtitle">
      <style:text-properties officeooo:rsid="0144e67a" officeooo:paragraph-rsid="0144e67a"/>
    </style:style>
    <style:style style:name="T1" style:family="text">
      <style:text-properties fo:font-weight="bold" officeooo:rsid="00936e04" style:font-weight-asian="bold" style:font-weight-complex="bold"/>
    </style:style>
    <style:style style:name="T2" style:family="text">
      <style:text-properties fo:font-weight="bold" officeooo:rsid="00f9043f"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8d5cae" style:font-weight-asian="normal" style:font-weight-complex="normal"/>
    </style:style>
    <style:style style:name="T5" style:family="text">
      <style:text-properties fo:font-weight="normal" officeooo:rsid="008ecfa0" style:font-weight-asian="normal" style:font-weight-complex="normal"/>
    </style:style>
    <style:style style:name="T6" style:family="text">
      <style:text-properties fo:font-weight="normal" officeooo:rsid="008f8f74" style:font-weight-asian="normal" style:font-weight-complex="normal"/>
    </style:style>
    <style:style style:name="T7" style:family="text">
      <style:text-properties fo:font-weight="normal" officeooo:rsid="0090eb0b" style:font-weight-asian="normal" style:font-weight-complex="normal"/>
    </style:style>
    <style:style style:name="T8" style:family="text">
      <style:text-properties fo:font-weight="normal" officeooo:rsid="00913033" style:font-weight-asian="normal" style:font-weight-complex="normal"/>
    </style:style>
    <style:style style:name="T9" style:family="text">
      <style:text-properties fo:font-weight="normal" officeooo:rsid="00916dd3" style:font-weight-asian="normal" style:font-weight-complex="normal"/>
    </style:style>
    <style:style style:name="T10" style:family="text">
      <style:text-properties fo:font-weight="normal" officeooo:rsid="00936e04" style:font-weight-asian="normal" style:font-weight-complex="normal"/>
    </style:style>
    <style:style style:name="T11" style:family="text">
      <style:text-properties fo:font-weight="normal" officeooo:rsid="0094a0c2" style:font-weight-asian="normal" style:font-weight-complex="normal"/>
    </style:style>
    <style:style style:name="T12" style:family="text">
      <style:text-properties fo:font-weight="normal" officeooo:rsid="009603d8" style:font-weight-asian="normal" style:font-weight-complex="normal"/>
    </style:style>
    <style:style style:name="T13" style:family="text">
      <style:text-properties fo:font-weight="normal" officeooo:rsid="0096ceb0" style:font-weight-asian="normal" style:font-weight-complex="normal"/>
    </style:style>
    <style:style style:name="T14" style:family="text">
      <style:text-properties fo:font-weight="normal" officeooo:rsid="00989476" style:font-weight-asian="normal" style:font-weight-complex="normal"/>
    </style:style>
    <style:style style:name="T15" style:family="text">
      <style:text-properties fo:font-weight="normal" officeooo:rsid="009a82c0" style:font-weight-asian="normal" style:font-weight-complex="normal"/>
    </style:style>
    <style:style style:name="T16" style:family="text">
      <style:text-properties fo:font-weight="normal" officeooo:rsid="009f1168" style:font-weight-asian="normal" style:font-weight-complex="normal"/>
    </style:style>
    <style:style style:name="T17" style:family="text">
      <style:text-properties fo:font-weight="normal" officeooo:rsid="00a47b48" style:font-weight-asian="normal" style:font-weight-complex="normal"/>
    </style:style>
    <style:style style:name="T18" style:family="text">
      <style:text-properties fo:font-weight="normal" officeooo:rsid="00a5f4a9" style:font-weight-asian="normal" style:font-weight-complex="normal"/>
    </style:style>
    <style:style style:name="T19" style:family="text">
      <style:text-properties fo:font-weight="normal" officeooo:rsid="00bc5f5f" style:font-weight-asian="normal" style:font-weight-complex="normal"/>
    </style:style>
    <style:style style:name="T20" style:family="text">
      <style:text-properties fo:font-weight="normal" officeooo:rsid="00bd7350" style:font-weight-asian="normal" style:font-weight-complex="normal"/>
    </style:style>
    <style:style style:name="T21" style:family="text">
      <style:text-properties fo:font-weight="normal" officeooo:rsid="00c3da84" style:font-weight-asian="normal" style:font-weight-complex="normal"/>
    </style:style>
    <style:style style:name="T22" style:family="text">
      <style:text-properties fo:font-weight="normal" officeooo:rsid="00c542b9" style:font-weight-asian="normal" style:font-weight-complex="normal"/>
    </style:style>
    <style:style style:name="T23" style:family="text">
      <style:text-properties fo:font-weight="normal" officeooo:rsid="00cf7078" style:font-weight-asian="normal" style:font-weight-complex="normal"/>
    </style:style>
    <style:style style:name="T24" style:family="text">
      <style:text-properties fo:font-weight="normal" officeooo:rsid="00d4bbcc" style:font-weight-asian="normal" style:font-weight-complex="normal"/>
    </style:style>
    <style:style style:name="T25" style:family="text">
      <style:text-properties fo:font-weight="normal" officeooo:rsid="00d51843" style:font-weight-asian="normal" style:font-weight-complex="normal"/>
    </style:style>
    <style:style style:name="T26" style:family="text">
      <style:text-properties fo:font-weight="normal" officeooo:rsid="00d6972a" style:font-weight-asian="normal" style:font-weight-complex="normal"/>
    </style:style>
    <style:style style:name="T27" style:family="text">
      <style:text-properties fo:font-weight="normal" officeooo:rsid="00d71a16" style:font-weight-asian="normal" style:font-weight-complex="normal"/>
    </style:style>
    <style:style style:name="T28" style:family="text">
      <style:text-properties fo:font-weight="normal" officeooo:rsid="00d88530" style:font-weight-asian="normal" style:font-weight-complex="normal"/>
    </style:style>
    <style:style style:name="T29" style:family="text">
      <style:text-properties fo:font-weight="normal" officeooo:rsid="00da3725" style:font-weight-asian="normal" style:font-weight-complex="normal"/>
    </style:style>
    <style:style style:name="T30" style:family="text">
      <style:text-properties fo:font-weight="normal" officeooo:rsid="00dfd405" style:font-weight-asian="normal" style:font-weight-complex="normal"/>
    </style:style>
    <style:style style:name="T31" style:family="text">
      <style:text-properties fo:font-style="italic" officeooo:rsid="00d51843" style:font-style-asian="italic" style:font-style-complex="italic"/>
    </style:style>
    <style:style style:name="T32" style:family="text">
      <style:text-properties fo:font-style="italic" officeooo:rsid="00d71a16" style:font-style-asian="italic" style:font-style-complex="italic"/>
    </style:style>
    <style:style style:name="T33" style:family="text">
      <style:text-properties fo:font-style="italic" officeooo:rsid="011ed64f" style:font-style-asian="italic" style:font-style-complex="italic"/>
    </style:style>
    <style:style style:name="T34" style:family="text">
      <style:text-properties fo:font-style="italic" officeooo:rsid="01271d6f" style:font-style-asian="italic" style:font-style-complex="italic"/>
    </style:style>
    <style:style style:name="T35" style:family="text">
      <style:text-properties fo:font-style="italic" officeooo:rsid="0133fb9b" style:font-style-asian="italic" style:font-style-complex="italic"/>
    </style:style>
    <style:style style:name="T36" style:family="text">
      <style:text-properties fo:font-style="italic" officeooo:rsid="01400a75" style:font-style-asian="italic" style:font-style-complex="italic"/>
    </style:style>
    <style:style style:name="T37" style:family="text">
      <style:text-properties officeooo:rsid="00913033"/>
    </style:style>
    <style:style style:name="T38" style:family="text">
      <style:text-properties fo:font-style="normal" style:font-style-asian="normal" style:font-style-complex="normal"/>
    </style:style>
    <style:style style:name="T39" style:family="text">
      <style:text-properties fo:font-style="normal" officeooo:rsid="00d51843" style:font-style-asian="normal" style:font-style-complex="normal"/>
    </style:style>
    <style:style style:name="T40" style:family="text">
      <style:text-properties fo:font-style="normal" officeooo:rsid="00d71a16" style:font-style-asian="normal" style:font-style-complex="normal"/>
    </style:style>
    <style:style style:name="T41" style:family="text">
      <style:text-properties fo:font-style="normal" officeooo:rsid="00e05e2f" style:font-style-asian="normal" style:font-style-complex="normal"/>
    </style:style>
    <style:style style:name="T42" style:family="text">
      <style:text-properties fo:font-style="normal" officeooo:rsid="00e6d9f8" style:font-style-asian="normal" style:font-style-complex="normal"/>
    </style:style>
    <style:style style:name="T43" style:family="text">
      <style:text-properties fo:font-style="normal" officeooo:rsid="00e88ad9" style:font-style-asian="normal" style:font-style-complex="normal"/>
    </style:style>
    <style:style style:name="T44" style:family="text">
      <style:text-properties fo:font-style="normal" officeooo:rsid="00eada12" style:font-style-asian="normal" style:font-style-complex="normal"/>
    </style:style>
    <style:style style:name="T45" style:family="text">
      <style:text-properties fo:font-style="normal" officeooo:rsid="00f5b469" style:font-style-asian="normal" style:font-style-complex="normal"/>
    </style:style>
    <style:style style:name="T46" style:family="text">
      <style:text-properties fo:font-style="normal" officeooo:rsid="01271d6f" style:font-style-asian="normal" style:font-style-complex="normal"/>
    </style:style>
    <style:style style:name="T47" style:family="text">
      <style:text-properties fo:font-style="normal" officeooo:rsid="0128a323" style:font-style-asian="normal" style:font-style-complex="normal"/>
    </style:style>
    <style:style style:name="T48" style:family="text">
      <style:text-properties fo:font-style="normal" officeooo:rsid="011ed64f" style:font-style-asian="normal" style:font-style-complex="normal"/>
    </style:style>
    <style:style style:name="T49" style:family="text">
      <style:text-properties fo:font-style="normal" officeooo:rsid="0110d24f" style:font-style-asian="normal" style:font-style-complex="normal"/>
    </style:style>
    <style:style style:name="T50" style:family="text">
      <style:text-properties fo:font-style="normal" officeooo:rsid="0130ae95" style:font-style-asian="normal" style:font-style-complex="normal"/>
    </style:style>
    <style:style style:name="T51" style:family="text">
      <style:text-properties fo:font-style="normal" officeooo:rsid="0135c30f" style:font-style-asian="normal" style:font-style-complex="normal"/>
    </style:style>
    <style:style style:name="T52" style:family="text">
      <style:text-properties fo:font-style="normal" officeooo:rsid="013f014a" style:font-style-asian="normal" style:font-style-complex="normal"/>
    </style:style>
    <style:style style:name="T53" style:family="text">
      <style:text-properties fo:font-style="normal" officeooo:rsid="01400a75" style:font-style-asian="normal" style:font-style-complex="normal"/>
    </style:style>
    <style:style style:name="T54" style:family="text">
      <style:text-properties officeooo:rsid="00d51843"/>
    </style:style>
    <style:style style:name="T55" style:family="text">
      <style:text-properties style:font-name="Liberation Serif" fo:font-weight="normal" officeooo:rsid="008d5cae" style:font-weight-asian="normal" style:font-weight-complex="normal"/>
    </style:style>
    <style:style style:name="T56" style:family="text">
      <style:text-properties style:font-name="Liberation Serif" fo:font-weight="normal" officeooo:rsid="00d6972a" style:font-weight-asian="normal" style:font-weight-complex="normal"/>
    </style:style>
    <style:style style:name="T57" style:family="text">
      <style:text-properties style:font-name="Liberation Serif" officeooo:rsid="00f9043f" style:font-name-asian="Droid Sans Fallback" style:font-name-complex="Droid Sans Devanagari"/>
    </style:style>
    <style:style style:name="T58" style:family="text">
      <style:text-properties officeooo:rsid="00d6972a"/>
    </style:style>
    <style:style style:name="T59" style:family="text">
      <style:text-properties officeooo:rsid="00d71a16"/>
    </style:style>
    <style:style style:name="T60" style:family="text">
      <style:text-properties officeooo:rsid="00da3725"/>
    </style:style>
    <style:style style:name="T61" style:family="text">
      <style:text-properties officeooo:rsid="00db3dde"/>
    </style:style>
    <style:style style:name="T62" style:family="text">
      <style:text-properties officeooo:rsid="00dfd405"/>
    </style:style>
    <style:style style:name="T63" style:family="text">
      <style:text-properties officeooo:rsid="00e05e2f"/>
    </style:style>
    <style:style style:name="T64" style:family="text">
      <style:text-properties officeooo:rsid="00f78d83"/>
    </style:style>
    <style:style style:name="T65" style:family="text">
      <style:text-properties officeooo:rsid="00f9043f"/>
    </style:style>
    <style:style style:name="T66" style:family="text">
      <style:text-properties officeooo:rsid="00fb33b4"/>
    </style:style>
    <style:style style:name="T67" style:family="text">
      <style:text-properties style:font-name="Liberation Serif1" officeooo:rsid="00f9043f" style:font-name-asian="Liberation Serif1" style:font-name-complex="Liberation Serif1"/>
    </style:style>
    <style:style style:name="T68" style:family="text">
      <style:text-properties officeooo:rsid="011ed64f"/>
    </style:style>
    <style:style style:name="T69" style:family="text">
      <style:text-properties officeooo:rsid="012b8eb2"/>
    </style:style>
    <style:style style:name="T70" style:family="text">
      <style:text-properties officeooo:rsid="012d4700"/>
    </style:style>
    <style:style style:name="T71" style:family="text">
      <style:text-properties officeooo:rsid="012e337f"/>
    </style:style>
    <style:style style:name="T72" style:family="text">
      <style:text-properties officeooo:rsid="012f0735"/>
    </style:style>
    <style:style style:name="T73" style:family="text">
      <style:text-properties officeooo:rsid="0132a1d4"/>
    </style:style>
    <style:style style:name="T74" style:family="text">
      <style:text-properties officeooo:rsid="0133fb9b"/>
    </style:style>
    <style:style style:name="T75" style:family="text">
      <style:text-properties officeooo:rsid="0135c30f"/>
    </style:style>
    <style:style style:name="T76" style:family="text">
      <style:text-properties officeooo:rsid="01381923"/>
    </style:style>
    <style:style style:name="T77" style:family="text">
      <style:text-properties officeooo:rsid="01393f0d"/>
    </style:style>
    <style:style style:name="T78" style:family="text">
      <style:text-properties officeooo:rsid="013cc507"/>
    </style:style>
    <style:style style:name="T79" style:family="text">
      <style:text-properties officeooo:rsid="013e7e56"/>
    </style:style>
    <style:style style:name="T80" style:family="text">
      <style:text-properties officeooo:rsid="01400a75"/>
    </style:style>
    <style:style style:name="T81" style:family="text">
      <style:text-properties officeooo:rsid="01402b07"/>
    </style:style>
    <style:style style:name="T82" style:family="text">
      <style:text-properties officeooo:rsid="014095c8"/>
    </style:style>
    <style:style style:name="T83" style:family="text">
      <style:text-properties officeooo:rsid="01416fa1"/>
    </style:style>
    <style:style style:name="T84" style:family="text">
      <style:text-properties officeooo:rsid="01421cc9"/>
    </style:style>
    <style:style style:name="T85" style:family="text">
      <style:text-properties officeooo:rsid="01436f8d"/>
    </style:style>
    <style:style style:name="T86" style:family="text">
      <style:text-properties fo:font-size="16pt" style:font-size-asian="16pt" style:font-size-complex="16pt"/>
    </style:style>
    <style:style style:name="T87" style:family="text">
      <style:text-properties fo:font-size="16pt" officeooo:rsid="0144e67a" style:font-size-asian="16pt" style:font-size-complex="16pt"/>
    </style:style>
    <style:style style:name="T88" style:family="text">
      <style:text-properties fo:font-size="16pt" officeooo:rsid="011e11d9" style:font-size-asian="16pt" style:font-size-complex="16pt"/>
    </style:style>
    <style:style style:name="T89" style:family="text">
      <style:text-properties fo:font-size="16pt" officeooo:rsid="00f1e2e1"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ontain Yourself!</text:p>
      <text:p text:style-name="P41"><text:span text:style-name="T87">Contain Your DEV/Test with </text:span><text:span text:style-name="T86">SQL Server for Linux </text:span><text:span text:style-name="T88">on</text:span><text:span text:style-name="T86"> </text:span><text:span text:style-name="T89">Linux</text:span></text:p>
      <text:p text:style-name="P42"/>
      <text:p text:style-name="P23"><text:span text:style-name="T80">Let a</text:span>n anonym <text:span text:style-name="T80">be an anonymous alias: a special case of the pseudonym. </text:span></text:p>
      <text:p text:style-name="P23"><text:span text:style-name="T80">Not to be confused with an</text:span><text:span text:style-name="T2">t</text:span><text:span text:style-name="T65">onym: a word with an opposite meaning. Most spell checkers won’t know the difference.</text:span></text:p>
      <text:p text:style-name="P43">While a clear distinction between an anonym and a pseudonym is not generally ascribed either. In this post, I seek to push forth a subtle but definitive distinction between the two. A pseudonym remains exactly what it always was: an alias or alternative name or label for something or someone. Not, of necessity or by definition, either anonymous or not. Old Glory, the Pope or “the store” are fairly considered pseudonyms, though none could correctly be construed as anonymous or explicitly contextual. <text:s/>An anonym, as used in this writing, describes the special case of an anonymous alias or, more abstractly, a name for an unknown. </text:p>
      <text:p text:style-name="P27">A pseudonym re-describes a known entity while an anonym puts a name, label <text:span text:style-name="T70">or handle</text:span> on a <text:span text:style-name="T82">entity</text:span> <text:span text:style-name="T70">with no knowledge of the entity content or context</text:span>. A pseudonym is the key <text:span text:style-name="T69">or access path in</text:span>to the entity while <text:span text:style-name="T74">the</text:span> anonym <text:span text:style-name="T82">denotes a barrier preventing</text:span> <text:span text:style-name="T69">traversals between internal and external contexts.</text:span> <text:span text:style-name="T69">A pseudonym may commonly have relatively lower obscurity while an anonym strives for complete obscurity. The pseudonym would at most require a cursory authentication and probably some additional action to fully reveal its internal entity while t</text:span>he anonym <text:span text:style-name="T82">makes no reveal between the external environment and the anonym’s innards. <text:s/></text:span></text:p>
      <text:p text:style-name="P37">A proxy is close to being an anonym. Proxies with randomly generated URIs are even closer. But the fact that the proxy is even a highly selective gateway is disqualifying. The proxy has a backdoor. An anon<text:span text:style-name="T84">y</text:span>m is not a proxy. </text:p>
      <text:p text:style-name="P26">An anonym <text:span text:style-name="T73">wants to be</text:span> a bi-directional dead-end. <text:span text:style-name="T70">It has no facility to show itself.</text:span> <text:span text:style-name="T71">The sole purpose</text:span> of <text:span text:style-name="T71">an</text:span> anonym is to establish externally, the <text:span text:style-name="T78">addressable </text:span>existence of <text:span text:style-name="T36">an unknown</text:span><text:span text:style-name="T71"> – could be </text:span>a <text:span text:style-name="T81">data set, could be AREA 51? –</text:span> <text:span text:style-name="T74">without revealing what </text:span><text:span text:style-name="T35">some thing</text:span><text:span text:style-name="T74"> is</text:span> outside of its <text:span text:style-name="T74">anonymous </text:span>context. <text:span text:style-name="T78">externally, we know it exists and we can operate on it as a mysterious, perhaps infinitely valuable, perhaps farcical crated monolith without knowing at all what it actually looks like. </text:span></text:p>
      <text:p text:style-name="P25">Conversely, <text:span text:style-name="T73">t</text:span>he role of the pseudonym is to provide an alternate route to a known <text:span text:style-name="T80">and in fact already</text:span> <text:span text:style-name="T85">known and </text:span>named endpoint: A bi-directional back-door. It follows that a pseudonym will often, <text:span text:style-name="T78">though</text:span> need not, be descriptive while <text:span text:style-name="T74">the name or label given an anonym</text:span> <text:span text:style-name="T85">w</text:span>ould <text:span text:style-name="T79">v</text:span>iolate its <text:span text:style-name="T79">purpose</text:span> if it <text:span text:style-name="T71">were </text:span>descriptive and so should be as <text:span text:style-name="T73">mysteriously</text:span> generated as possible within the establ<text:span text:style-name="T73">ished</text:span> domain of allowed names or labels <text:span text:style-name="T71">as is applied in</text:span> the ex<text:span text:style-name="T85">ternal</text:span> environment. <text:span text:style-name="T85">The anonym name must conform in the external environment.</text:span> <text:span text:style-name="T80">All that can be known about an anonym is it’s existence because it has a name.</text:span></text:p>
      <text:p text:style-name="P38"><text:soft-page-break/><text:span text:style-name="T85">It should be clear </text:span>that the anonym and pseudonym, <text:span text:style-name="T80">though</text:span> normally considered to be <text:span text:style-name="T84">interchangeable, are not</text:span>. </text:p>
      <text:p text:style-name="P39">If <text:span text:style-name="T85">the alias</text:span> names an alternative or backdoor, it’s a pseudonym. Only If it names an unknown can it be considered an anonym. <text:s/></text:p>
      <text:p text:style-name="P28">Either alias may be a reference wrapper to the other but using an anonym as a reference to a pseudonym <text:span text:style-name="T74">could only be</text:span> <text:span text:style-name="T74">considered uselessly </text:span>bizarre. If an anonym does nothing more than wrap a pseudonym you cannot get to the pseudonym using the anonym <text:span text:style-name="T83">so what is the point? You can know you have the anonym but, once thusly cloaked, you can never know that the pseudonym exists.</text:span> <text:span text:style-name="T74">In fact, a</text:span>n anonym might include, or compound, one or more pseudonyms within it’s context., <text:span text:style-name="T72">b</text:span>ut<text:span text:style-name="T84"> pseudonyms </text:span>cannot <text:span text:style-name="T84">reach into the external environment without violation and possible unmasking of the anonym. </text:span></text:p>
      <text:p text:style-name="P22"><text:span text:style-name="T65">By implication, the complexity of an anonym may be very significant, or anything less, down to the empty set (1:</text:span><text:span text:style-name="T67">∞</text:span><text:span text:style-name="T57"> - </text:span><text:span text:style-name="T65">0). No assumption of anonym complexity can or should be made. The complexity of a pseudonym is always one (1:1) with the entity. </text:span></text:p>
      <text:p text:style-name="P22"><text:span text:style-name="T65">What is the point or purpose of an unknown entity hidden behind its name? Why, it could be hideous or heinous…. or beautiful… or common. Any answer is elusive because among the purposes of an anonym is the appearance of something aliased to an approximation of </text:span><text:span text:style-name="T33">unknown</text:span><text:span text:style-name="T68">. </text:span><text:span text:style-name="T33">Unknown</text:span><text:span text:style-name="T68"> does not imply </text:span><text:span text:style-name="T33">undefined</text:span><text:span text:style-name="T68"> or </text:span><text:span text:style-name="T33">null. </text:span><text:span text:style-name="T46">That which is </text:span><text:span text:style-name="T34">unknown</text:span><text:span text:style-name="T68"> exposes no </text:span><text:span text:style-name="T33">type </text:span><text:span text:style-name="T46">nor</text:span><text:span text:style-name="T34"> prototype </text:span><text:span text:style-name="T53">nor</text:span><text:span text:style-name="T36"> absence of type</text:span><text:span text:style-name="T46"> and can</text:span><text:span text:style-name="T50">not</text:span><text:span text:style-name="T46"> be declared, defined, imported, exported,</text:span><text:span text:style-name="T50"> constrained or </text:span><text:span text:style-name="T51">characterized as to </text:span><text:span text:style-name="T50">complian</text:span><text:span text:style-name="T51">ce </text:span><text:span text:style-name="T53">or eliminate</text:span><text:span text:style-name="T51"> </text:span><text:span text:style-name="T53">u</text:span><text:span text:style-name="T52">ntil and unless it somehow becomes known.</text:span><text:span text:style-name="T47"> <text:s/></text:span><text:span text:style-name="T48"><text:s/></text:span><text:span text:style-name="T49"><text:s/></text:span></text:p>
      <text:p text:style-name="P32">In SQL Server <text:span text:style-name="T76">there are numerous pseudonyms. Table alias, column alias, </text:span>derived tables, CTEs, views <text:span text:style-name="T75">or Linked Servers must expose identifying </text:span>metadata. <text:s/></text:p>
      <text:p text:style-name="P33"><text:span text:style-name="T76">U</text:span>sing the period “.” or the “localhost” <text:span text:style-name="T76">literal </text:span>to refer to the local default SQL Server Instance are<text:span text:style-name="T76"> exampes</text:span> <text:span text:style-name="T76">of </text:span>intrinsic SQL Server <text:span text:style-name="T76">pseudonyms</text:span>. <text:span text:style-name="T76">These are labels for external access that don’t reveal any internal meta or data externally and at the same time, do not convey that meaning inside the SQL Server, but the external context has to be juxtaposed with the SQL Server for the alias to be effective. <text:s text:c="2"/>There is no adolescence. </text:span></text:p>
      <text:p text:style-name="P36"/>
      <text:p text:style-name="P36"/>
      <text:p text:style-name="P36"/>
      <text:p text:style-name="P36"/>
      <text:p text:style-name="P36">Similarly, </text:p>
      <text:p text:style-name="P34"/>
      <text:p text:style-name="P34">An anonym is bound to the sum of its progenitor’s context by the circumstances and outcomes of the parents knowable events or context at any particular point in time. To initialize an anonym, the source context is imaged and re-exposed in <text:span text:style-name="T77">the</text:span> progeny’<text:span text:style-name="T77">s</text:span> context. </text:p>
      <text:p text:style-name="P21"><text:soft-page-break/></text:p>
      <text:p text:style-name="P34">An anonym, then, is externally unrecognizable and unidentifiable even when the prime context remains well known. This must be true else cross-talk among the infinity of all contexts might always create random corruptions. Anonyms may, however, be aliased to expose a pseudonym outside the anonym’s context. The context is not available through this alias, but the complete anonym can be imaged, cloned, compared, copied or relocated with the pseudonym. <text:s text:c="3"/></text:p>
      <text:p text:style-name="P35">There are, by way of example, a very high frequency of DEV, TEST, and PROD contexts spoken about everywhere, but that tag always has different meaning that depends only upon the tagged context. That these are anonymous tags as opposed to pseudonyms is significant. These are different progeny for the same progenitor in different contexts and the tags have meaning only externally, never within the context tagged while a pseudonym is a valid reference within it’s own context.</text:p>
      <text:p text:style-name="P29"><text:s/></text:p>
      <text:p text:style-name="P30">The sum of the editor shortcuts an individual actually uses is an anonym in the context of that individual. The sum of the shortcuts the editor as shipped exposes may or may not be anonymous. For certain, there is no possibility to open a document index that points to a spot in an anonym. Anonyms are not recognizable from any external perspective. They blend in to the greater contexts unnoticed and unknowable. <text:s text:c="5"/></text:p>
      <text:p text:style-name="P31">Connecting to that Instance instance at port 1433 without the need to say so, demonstrates a common anonymity we may call “the well known”. <text:s/>In <text:s/>an environmental data context could be an instance, server, cluster, farm, federation or replicas and may include any number of data contexts. In a heterogeneous environment this could include data contexts and any number of environmental contexts as well as distributed partitions, shards, aggregations and archives as well as metadata (e.g., connections, routes, protocols, etc.) that may span or interconnect data, environmental and distributed heterogeneous contexts</text:p>
      <text:p text:style-name="P24">Data contexts commonly recognizable and found frequently include <text:span text:style-name="T65">tuple</text:span>s<text:span text:style-name="T65">, </text:span>indexes, <text:span text:style-name="T65">table, collection</text:span>s<text:span text:style-name="T65">, schema</text:span>s<text:span text:style-name="T65">, database</text:span>s<text:span text:style-name="T65">, store</text:span>s,<text:span text:style-name="T65"> tablespace</text:span>s, etc.<text:span text:style-name="T65">.</text:span></text:p>
      <text:p text:style-name="P24">Familiar environmental contexts might include any of development, staging, test, production or warehouse found on a server or on clusters, farms, federations or replicas of servers. </text:p>
      <text:p text:style-name="P20"><text:span text:style-name="T66">In extension, a Private Anonym is a functional but fully self-contained and anonymous super set of one or more environments: a pseudocloud <text:s/>of any environment or . For our purposes, an anonym will carry security implications of anonymity and concealment that a pseudonym or the actual entity might not enjoy.</text:span> <text:span text:style-name="T64">A private cloud anonym, are self-contained and externally unrecognizable simulation of any distributed data environment. <text:s/></text:span><text:s/></text:p>
      <text:p text:style-name="P17"/>
      <text:p text:style-name="P40"/>
      <text:p text:style-name="P19"><text:span text:style-name="T38">Which</text:span><text:span text:style-name="T42"> </text:span><text:span text:style-name="T38">Linux Distro should I use?</text:span></text:p>
      <text:p text:style-name="P18"><text:soft-page-break/><text:span text:style-name="T42">The Internet is loaded with testimonials </text:span><text:span text:style-name="T43">singing </text:span><text:span text:style-name="T45">the </text:span><text:span text:style-name="T43">praise</text:span><text:span text:style-name="T45">s</text:span><text:span text:style-name="T43"> </text:span><text:span text:style-name="T45">of</text:span><text:span text:style-name="T43"> </text:span><text:span text:style-name="T45">every</text:span><text:span text:style-name="T43"> Linux Distro. </text:span><text:span text:style-name="T45">Essentially, i</text:span><text:span text:style-name="T43">f </text:span><text:span text:style-name="T44">a distro’s</text:span><text:span text:style-name="T43"> </text:span><text:span text:style-name="T44">main repository provides a Docker </text:span><text:span text:style-name="T45">CE </text:span><text:span text:style-name="T44">package chances are </text:span><text:span text:style-name="T45">near certain that</text:span><text:span text:style-name="T44"> th</text:span><text:span text:style-name="T45">at</text:span><text:span text:style-name="T44"> distro will </text:span><text:span text:style-name="T38">be </text:span><text:span text:style-name="T45">a</text:span><text:span text:style-name="T38"> usable host for what follows</text:span><text:span text:style-name="T44">. </text:span><text:span text:style-name="T38">When looking a little closer at how it will be purposed, notice that software vendors tend to have favorites. In Microsoft’s SQL Server for Linux documentation, for example, notice the favoritism to Ubuntu, </text:span><text:span text:style-name="T45">Red Hat and SUSE in that order. If you have no overriding reasons to used another distro, sticking with one of these is a good idea. When managing Microsoft’s “official” Docker Image, familiarity with Ubuntu can be helpful but is certainly not a requirement. Once you have your anonym</text:span></text:p>
      <text:p text:style-name="P16">Running a SQL Server Instance in a Container using the “Official” Image that Microsoft maintains on dockerhub.com from download to ready for restore is <text:span text:style-name="T62">quick</text:span>. <text:s/></text:p>
      <text:p text:style-name="P3"/>
      <text:p text:style-name="P4"><text:span text:style-name="T37">Two Docker CLI commands </text:span><text:span text:style-name="T19">produce</text:span><text:span text:style-name="T17"> a </text:span><text:span text:style-name="T30">running </text:span><text:span text:style-name="T17">SQL Server </text:span><text:span text:style-name="T30">with the database engine l</text:span><text:span text:style-name="T17">istening </text:span><text:span text:style-name="T26">on a</text:span><text:span text:style-name="T24"> host </text:span><text:span text:style-name="T26">port </text:span><text:span text:style-name="T29">and bridged </text:span><text:span text:style-name="T30">in</text:span><text:span text:style-name="T29">to the </text:span><text:span text:style-name="T30">virtual</text:span><text:span text:style-name="T24"> </text:span><text:span text:style-name="T29">network</text:span><text:span text:style-name="T24"> </text:span><text:span text:style-name="T29">of the Docker Container Engine </text:span><text:span text:style-name="T30">at the host</text:span><text:span text:style-name="T4">. </text:span><text:span text:style-name="T15"><text:s text:c="2"/></text:span></text:p>
      <text:p text:style-name="P16"><text:s/></text:p>
      <text:p text:style-name="P2"><text:span text:style-name="T37"><text:tab/>&gt; </text:span><text:span text:style-name="T55">docker pull</text:span></text:p>
      <text:p text:style-name="P1"><text:span text:style-name="T55"><text:tab/></text:span><text:span text:style-name="T56">&gt; </text:span><text:span text:style-name="T55">docker run</text:span></text:p>
      <text:p text:style-name="P12"/>
      <text:p text:style-name="P11"><text:span text:style-name="T60">Granted, there can be a ton of arguments fed to both commands. That is good because, with a little forethought and adequate hands on knowledge, a developer or tester, perhaps remotely, can</text:span> <text:span text:style-name="T63">usefully</text:span> simulat<text:span text:style-name="T58">e</text:span> <text:span text:style-name="T59">a live topology delivering an environment for development and Integrative testing that is accurate, maintainable, source controlled, </text:span><text:span text:style-name="T31">fully portable</text:span><text:span text:style-name="T39">,</text:span><text:span text:style-name="T32"> </text:span><text:span text:style-name="T40">easy to use, </text:span><text:span text:style-name="T41">easy to rebuild and </text:span><text:span text:style-name="T40">.</text:span><text:span text:style-name="T31"> </text:span><text:span text:style-name="T54"><text:s text:c="6"/></text:span></text:p>
      <text:p text:style-name="P8"/>
      <text:p text:style-name="P10">Once <text:span text:style-name="T61">the SQL Server</text:span> image is <text:span text:style-name="T54">pulled from the dockerhub.com repo</text:span> each new container created from it is but a few seconds away. <text:span text:style-name="T54">It actually t</text:span>akes longer for <text:span text:style-name="T54">the system </text:span>databases to recover at startup than anything else. Since the <text:span text:style-name="T61">new </text:span>Image has only the four system databases, starting a new Container and it’s SQL Server <text:span text:style-name="T61">Container</text:span> is quick<text:span text:style-name="T54">er than any other SQL Server start I can recall.</text:span> </text:p>
      <text:p text:style-name="P8"/>
      <text:p text:style-name="P5"><text:span text:style-name="T27">This is about how to r</text:span><text:span text:style-name="T19">e</text:span><text:span text:style-name="T3">tain </text:span><text:span text:style-name="T15">this </text:span><text:span text:style-name="T3">simplicity as the SQL Server version/</text:span><text:span text:style-name="T6">patch</text:span><text:span text:style-name="T3"> changes and </text:span><text:span text:style-name="T8">the </text:span><text:span text:style-name="T3">application </text:span><text:span text:style-name="T12">simultaneously bares</text:span><text:span text:style-name="T5"> iterations of development</text:span><text:span text:style-name="T6">. </text:span><text:span text:style-name="T27">Every</text:span><text:span text:style-name="T17"> </text:span><text:span text:style-name="T27">software</text:span><text:span text:style-name="T6"> development effort has it’s own way of doing things </text:span><text:span text:style-name="T27">so it</text:span><text:span text:style-name="T17"> is </text:span><text:span text:style-name="T27">of utmost </text:span><text:span text:style-name="T17">import</text:span><text:span text:style-name="T27">ance</text:span><text:span text:style-name="T6"> </text:span><text:span text:style-name="T17">t</text:span><text:span text:style-name="T7">h</text:span><text:span text:style-name="T17">at extant</text:span><text:span text:style-name="T7"> </text:span><text:span text:style-name="T8">development </text:span><text:span text:style-name="T7">effort</text:span><text:span text:style-name="T17">s</text:span><text:span text:style-name="T7"> </text:span><text:span text:style-name="T27">are</text:span><text:span text:style-name="T7"> </text:span><text:span text:style-name="T27">sweetened</text:span><text:span text:style-name="T7"> rather than</text:span><text:span text:style-name="T17"> </text:span><text:span text:style-name="T27">soured</text:span><text:span text:style-name="T7"> </text:span><text:span text:style-name="T27">when</text:span><text:span text:style-name="T7"> </text:span><text:span text:style-name="T11">mixing </text:span><text:span text:style-name="T7">containers</text:span><text:span text:style-name="T12"> </text:span><text:span text:style-name="T7">in</text:span><text:span text:style-name="T11">to</text:span><text:span text:style-name="T7"> th</text:span><text:span text:style-name="T9">e</text:span><text:span text:style-name="T7"> </text:span><text:span text:style-name="T21">life-cycle</text:span><text:span text:style-name="T7"> soup. </text:span><text:span text:style-name="T17">As </text:span><text:span text:style-name="T21">is</text:span><text:span text:style-name="T17"> true for most things </text:span><text:span text:style-name="T28">in life</text:span><text:span text:style-name="T17">, a poor</text:span><text:span text:style-name="T21">ly conceived</text:span><text:span text:style-name="T17"> </text:span><text:span text:style-name="T27">recipe</text:span><text:span text:style-name="T17"> assures </text:span><text:span text:style-name="T27">pizza</text:span><text:span text:style-name="T17">. With a well reasoned plan, Development and Regression Testing </text:span><text:span text:style-name="T25">can</text:span><text:span text:style-name="T20"> </text:span><text:span text:style-name="T28">be done </text:span><text:span text:style-name="T20">reliab</text:span><text:span text:style-name="T28">ly</text:span><text:span text:style-name="T20"> </text:span><text:span text:style-name="T28">in an</text:span><text:span text:style-name="T20"> accurate reproduc</text:span><text:span text:style-name="T28">tion of</text:span><text:span text:style-name="T20"> the live environment </text:span><text:span text:style-name="T28">that will</text:span><text:span text:style-name="T20"> better facilitate the iterative process already in use, and easily adapt</text:span><text:span text:style-name="T21"> to</text:span><text:span text:style-name="T20"> </text:span><text:span text:style-name="T25">the</text:span><text:span text:style-name="T28"> local varieties of </text:span><text:span text:style-name="T25">ever-present </text:span><text:span text:style-name="T20">change.</text:span></text:p>
      <text:p text:style-name="P9"/>
      <text:p text:style-name="P7"><text:span text:style-name="T21">A</text:span><text:span text:style-name="T7"> prescriptive </text:span><text:span text:style-name="T21">one-size-fits-all</text:span><text:span text:style-name="T7"> </text:span><text:span text:style-name="T28">or</text:span><text:span text:style-name="T7"> </text:span><text:span text:style-name="T21">highly </text:span><text:span text:style-name="T7">generalized container based </text:span><text:span text:style-name="T15">SQL Server for Linux on Linux </text:span><text:span text:style-name="T7">development </text:span><text:span text:style-name="T28">paradigm</text:span><text:span text:style-name="T8"> </text:span><text:span text:style-name="T15">won’t </text:span><text:span text:style-name="T28">help so much</text:span><text:span text:style-name="T15"> </text:span><text:span text:style-name="T28">simply </text:span><text:span text:style-name="T15">because </text:span><text:span text:style-name="T28">every tool</text:span><text:span text:style-name="T11"> </text:span><text:span text:style-name="T28">carries the expectation</text:span><text:span text:style-name="T11"> to be used as designed. </text:span><text:span text:style-name="T29">Open Source t</text:span><text:span text:style-name="T15">ools</text:span><text:span text:style-name="T28"> made to</text:span><text:span text:style-name="T15"> </text:span><text:span text:style-name="T28">do what they are needed for and </text:span><text:span text:style-name="T15">are stable </text:span><text:span text:style-name="T29">are </text:span><text:span text:style-name="T12">preferred. </text:span><text:span text:style-name="T29">These</text:span><text:span text:style-name="T12"> </text:span><text:span text:style-name="T28">are </text:span><text:span text:style-name="T12">easily </text:span><text:span text:style-name="T28">extended</text:span><text:span text:style-name="T12"> to do precisely what is needed to facilitate</text:span><text:span text:style-name="T18"> </text:span><text:span text:style-name="T14">development and testing </text:span><text:span text:style-name="T29">excellence</text:span><text:span text:style-name="T12">. </text:span></text:p>
      <text:p text:style-name="P13"/>
      <text:p text:style-name="P6"><text:span text:style-name="T21">S</text:span><text:span text:style-name="T16">ince t</text:span><text:span text:style-name="T13">here is no </text:span><text:span text:style-name="T14">coding </text:span><text:span text:style-name="T13">platform more widely </text:span><text:span text:style-name="T15">familiar</text:span><text:span text:style-name="T13"> to developers and administrators for </text:span><text:span text:style-name="T14">automation</text:span><text:span text:style-name="T13"> tooling than Javascript </text:span><text:span text:style-name="T16">and because </text:span><text:span text:style-name="T13">t</text:span><text:span text:style-name="T11">he</text:span><text:span text:style-name="T10"> </text:span><text:span text:style-name="T1">Node.js</text:span><text:span text:style-name="T9"> </text:span><text:span text:style-name="T10">event loop is </text:span><text:span text:style-name="T11">the bee’s knees </text:span><text:span text:style-name="T13">for</text:span><text:span text:style-name="T15"> </text:span><text:span text:style-name="T25">state machine </text:span><text:span text:style-name="T13">automation </text:span><text:span text:style-name="T15">tools</text:span><text:span text:style-name="T16"> </text:span><text:span text:style-name="T21">a Node.js solution is ideal for building a development practice that does what you need from a working template. </text:span></text:p>
      <text:p text:style-name="P14"/>
      <text:p text:style-name="P15"><text:span text:style-name="T23">T</text:span><text:span text:style-name="T3">h</text:span><text:span text:style-name="T23">is</text:span><text:span text:style-name="T3"> is a tool that runs on a Linux OS running the Docker Container Engine host. Obviously, Node.js on the host is also necessary. </text:span><text:span text:style-name="T23">And for password and TLS</text:span><text:span text:style-name="T22"> encryption OpenSSL is also expected.</text:span><text:span text:style-name="T3"> <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7:14:24.766147832</meta:creation-date>
    <dc:date>2018-12-12T16:33:48.202236937</dc:date>
    <meta:editing-duration>P11DT40M12S</meta:editing-duration>
    <meta:editing-cycles>27</meta:editing-cycles>
    <meta:generator>LibreOffice/6.1.3.2$Linux_X86_64 LibreOffice_project/10$Build-2</meta:generator>
    <meta:document-statistic meta:table-count="0" meta:image-count="0" meta:object-count="0" meta:page-count="4" meta:paragraph-count="39" meta:word-count="1887" meta:character-count="11582" meta:non-whitespace-character-count="9666"/>
  </office:meta>
</office:document-meta>
</file>